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882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a" table:style-name="ta1">
        <table:shapes>
          <draw:frame draw:z-index="0" draw:style-name="gr1" draw:text-style-name="P1" svg:width="6.2988in" svg:height="3.5449in" svg:x="8.6654in" svg:y="0.1988in">
            <draw:object draw:notify-on-update-of-ranges="data.B1:data.B56 data.C1:data.C5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53in" svg:x="8.8098in" svg:y="4.298in">
            <draw:object draw:notify-on-update-of-ranges="data.B5:data.B56 data.E5:data.E5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2.187in" svg:height="3.5449in" svg:x="4.5437in" svg:y="8.2091in">
            <draw:object draw:notify-on-update-of-ranges="data.A2:data.A56 data.B2:data.B5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4.839417" calcext:value-type="float">
            <text:p>654.839417</text:p>
          </table:table-cell>
          <table:table-cell table:formula="of:=1/([.A1]+0.58053)" office:value-type="float" office:value="0.0390922314744847" calcext:value-type="float">
            <text:p>0.0390922315</text:p>
          </table:table-cell>
          <table:table-cell table:formula="of:=1/([.A1]+ 0.257124)" office:value-type="float" office:value="0.0395927897412231" calcext:value-type="float">
            <text:p>0.0395927897</text:p>
          </table:table-cell>
          <table:table-cell table:formula="of:=1/([.A1]+0.167377)" office:value-type="float" office:value="0.0397339778396453" calcext:value-type="float">
            <text:p>0.0397339778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69.104736" calcext:value-type="float">
            <text:p>669.104736</text:p>
          </table:table-cell>
          <table:table-cell table:formula="of:=1/([.A2]+0.58053)" office:value-type="float" office:value="0.032700545085386" calcext:value-type="float">
            <text:p>0.0327005451</text:p>
          </table:table-cell>
          <table:table-cell table:formula="of:=1/([.A2]+ 0.257124)" office:value-type="float" office:value="0.0330500678121291" calcext:value-type="float">
            <text:p>0.0330500678</text:p>
          </table:table-cell>
          <table:table-cell table:formula="of:=1/([.A2]+0.167377)" office:value-type="float" office:value="0.0331483907268438" calcext:value-type="float">
            <text:p>0.0331483907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17.890198" calcext:value-type="float">
            <text:p>617.890198</text:p>
          </table:table-cell>
          <table:table-cell table:formula="of:=1/([.A3]+0.58053)" office:value-type="float" office:value="0.0281052586906378" calcext:value-type="float">
            <text:p>0.0281052587</text:p>
          </table:table-cell>
          <table:table-cell table:formula="of:=1/([.A3]+ 0.257124)" office:value-type="float" office:value="0.0283630621714919" calcext:value-type="float">
            <text:p>0.0283630622</text:p>
          </table:table-cell>
          <table:table-cell table:formula="of:=1/([.A3]+0.167377)" office:value-type="float" office:value="0.0284354445883183" calcext:value-type="float">
            <text:p>0.0284354446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64.724792" calcext:value-type="float">
            <text:p>564.724792</text:p>
          </table:table-cell>
          <table:table-cell table:formula="of:=1/([.A4]+0.58053)" office:value-type="float" office:value="0.0246423592791913" calcext:value-type="float">
            <text:p>0.0246423593</text:p>
          </table:table-cell>
          <table:table-cell table:formula="of:=1/([.A4]+ 0.257124)" office:value-type="float" office:value="0.0248403239138494" calcext:value-type="float">
            <text:p>0.0248403239</text:p>
          </table:table-cell>
          <table:table-cell table:formula="of:=1/([.A4]+0.167377)" office:value-type="float" office:value="0.0248958252862765" calcext:value-type="float">
            <text:p>0.0248958253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2.944519" calcext:value-type="float">
            <text:p>512.944519</text:p>
          </table:table-cell>
          <table:table-cell table:formula="of:=1/([.A5]+0.58053)" office:value-type="float" office:value="0.0219391920190485" calcext:value-type="float">
            <text:p>0.021939192</text:p>
          </table:table-cell>
          <table:table-cell table:formula="of:=1/([.A5]+ 0.257124)" office:value-type="float" office:value="0.0220959688026133" calcext:value-type="float">
            <text:p>0.0220959688</text:p>
          </table:table-cell>
          <table:table-cell table:formula="of:=1/([.A5]+0.167377)" office:value-type="float" office:value="0.0221398732098169" calcext:value-type="float">
            <text:p>0.0221398732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6.196564" calcext:value-type="float">
            <text:p>476.196564</text:p>
          </table:table-cell>
          <table:table-cell table:formula="of:=1/([.A6]+0.58053)" office:value-type="float" office:value="0.0197704531763507" calcext:value-type="float">
            <text:p>0.0197704532</text:p>
          </table:table-cell>
          <table:table-cell table:formula="of:=1/([.A6]+ 0.257124)" office:value-type="float" office:value="0.0198976765960583" calcext:value-type="float">
            <text:p>0.0198976766</text:p>
          </table:table-cell>
          <table:table-cell table:formula="of:=1/([.A6]+0.167377)" office:value-type="float" office:value="0.0199332725727319" calcext:value-type="float">
            <text:p>0.0199332726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40.328644" calcext:value-type="float">
            <text:p>440.328644</text:p>
          </table:table-cell>
          <table:table-cell table:formula="of:=1/([.A7]+0.58053)" office:value-type="float" office:value="0.0179919119159173" calcext:value-type="float">
            <text:p>0.0179919119</text:p>
          </table:table-cell>
          <table:table-cell table:formula="of:=1/([.A7]+ 0.257124)" office:value-type="float" office:value="0.0180972140352437" calcext:value-type="float">
            <text:p>0.018097214</text:p>
          </table:table-cell>
          <table:table-cell table:formula="of:=1/([.A7]+0.167377)" office:value-type="float" office:value="0.0181266548163057" calcext:value-type="float">
            <text:p>0.0181266548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0.725555" calcext:value-type="float">
            <text:p>410.725555</text:p>
          </table:table-cell>
          <table:table-cell table:formula="of:=1/([.A8]+0.58053)" office:value-type="float" office:value="0.0165069536367543" calcext:value-type="float">
            <text:p>0.0165069536</text:p>
          </table:table-cell>
          <table:table-cell table:formula="of:=1/([.A8]+ 0.257124)" office:value-type="float" office:value="0.0165955481048183" calcext:value-type="float">
            <text:p>0.0165955481</text:p>
          </table:table-cell>
          <table:table-cell table:formula="of:=1/([.A8]+0.167377)" office:value-type="float" office:value="0.016620302394103" calcext:value-type="float">
            <text:p>0.0166203024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82.28952" calcext:value-type="float">
            <text:p>382.28952</text:p>
          </table:table-cell>
          <table:table-cell table:formula="of:=1/([.A9]+0.58053)" office:value-type="float" office:value="0.0152484281539048" calcext:value-type="float">
            <text:p>0.0152484282</text:p>
          </table:table-cell>
          <table:table-cell table:formula="of:=1/([.A9]+ 0.257124)" office:value-type="float" office:value="0.0153239974228714" calcext:value-type="float">
            <text:p>0.0153239974</text:p>
          </table:table-cell>
          <table:table-cell table:formula="of:=1/([.A9]+0.167377)" office:value-type="float" office:value="0.015345101276671" calcext:value-type="float">
            <text:p>0.0153451013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57.530457" calcext:value-type="float">
            <text:p>357.530457</text:p>
          </table:table-cell>
          <table:table-cell table:formula="of:=1/([.A10]+0.58053)" office:value-type="float" office:value="0.0141682132452108" calcext:value-type="float">
            <text:p>0.0141682132</text:p>
          </table:table-cell>
          <table:table-cell table:formula="of:=1/([.A10]+ 0.257124)" office:value-type="float" office:value="0.0142334320431334" calcext:value-type="float">
            <text:p>0.014233432</text:p>
          </table:table-cell>
          <table:table-cell table:formula="of:=1/([.A10]+0.167377)" office:value-type="float" office:value="0.0142516371960149" calcext:value-type="float">
            <text:p>0.0142516372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36.595886" calcext:value-type="float">
            <text:p>336.595886</text:p>
          </table:table-cell>
          <table:table-cell table:formula="of:=1/([.A11]+0.58053)" office:value-type="float" office:value="0.0132309207146338" calcext:value-type="float">
            <text:p>0.0132309207</text:p>
          </table:table-cell>
          <table:table-cell table:formula="of:=1/([.A11]+ 0.257124)" office:value-type="float" office:value="0.0132877785762847" calcext:value-type="float">
            <text:p>0.0132877786</text:p>
          </table:table-cell>
          <table:table-cell table:formula="of:=1/([.A11]+0.167377)" office:value-type="float" office:value="0.0133036436804227" calcext:value-type="float">
            <text:p>0.0133036437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5.630981" calcext:value-type="float">
            <text:p>315.630981</text:p>
          </table:table-cell>
          <table:table-cell table:formula="of:=1/([.A12]+0.58053)" office:value-type="float" office:value="0.0124099456779448" calcext:value-type="float">
            <text:p>0.0124099457</text:p>
          </table:table-cell>
          <table:table-cell table:formula="of:=1/([.A12]+ 0.257124)" office:value-type="float" office:value="0.0124599530877782" calcext:value-type="float">
            <text:p>0.0124599531</text:p>
          </table:table-cell>
          <table:table-cell table:formula="of:=1/([.A12]+0.167377)" office:value-type="float" office:value="0.0124739019464239" calcext:value-type="float">
            <text:p>0.0124739019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97.91272" calcext:value-type="float">
            <text:p>297.91272</text:p>
          </table:table-cell>
          <table:table-cell table:formula="of:=1/([.A13]+0.58053)" office:value-type="float" office:value="0.0116849007595536" calcext:value-type="float">
            <text:p>0.0116849008</text:p>
          </table:table-cell>
          <table:table-cell table:formula="of:=1/([.A13]+ 0.257124)" office:value-type="float" office:value="0.0117292251143728" calcext:value-type="float">
            <text:p>0.0117292251</text:p>
          </table:table-cell>
          <table:table-cell table:formula="of:=1/([.A13]+0.167377)" office:value-type="float" office:value="0.0117415850437662" calcext:value-type="float">
            <text:p>0.01174158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81.264832" calcext:value-type="float">
            <text:p>281.264832</text:p>
          </table:table-cell>
          <table:table-cell table:formula="of:=1/([.A14]+0.58053)" office:value-type="float" office:value="0.0110399000756564" calcext:value-type="float">
            <text:p>0.0110399001</text:p>
          </table:table-cell>
          <table:table-cell table:formula="of:=1/([.A14]+ 0.257124)" office:value-type="float" office:value="0.0110794578386965" calcext:value-type="float">
            <text:p>0.0110794578</text:p>
          </table:table-cell>
          <table:table-cell table:formula="of:=1/([.A14]+0.167377)" office:value-type="float" office:value="0.0110904856420521" calcext:value-type="float">
            <text:p>0.0110904856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68.455444" calcext:value-type="float">
            <text:p>268.455444</text:p>
          </table:table-cell>
          <table:table-cell table:formula="of:=1/([.A15]+0.58053)" office:value-type="float" office:value="0.0104623818260895" calcext:value-type="float">
            <text:p>0.0104623818</text:p>
          </table:table-cell>
          <table:table-cell table:formula="of:=1/([.A15]+ 0.257124)" office:value-type="float" office:value="0.0104979024980851" calcext:value-type="float">
            <text:p>0.0104979025</text:p>
          </table:table-cell>
          <table:table-cell table:formula="of:=1/([.A15]+0.167377)" office:value-type="float" office:value="0.0105078024794148" calcext:value-type="float">
            <text:p>0.010507802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5.629089" calcext:value-type="float">
            <text:p>255.629089</text:p>
          </table:table-cell>
          <table:table-cell table:formula="of:=1/([.A16]+0.58053)" office:value-type="float" office:value="0.00994228206989961" calcext:value-type="float">
            <text:p>0.0099422821</text:p>
          </table:table-cell>
          <table:table-cell table:formula="of:=1/([.A16]+ 0.257124)" office:value-type="float" office:value="0.00997435354319559" calcext:value-type="float">
            <text:p>0.0099743535</text:p>
          </table:table-cell>
          <table:table-cell table:formula="of:=1/([.A16]+0.167377)" office:value-type="float" office:value="0.00998329026824771" calcext:value-type="float">
            <text:p>0.0099832903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43.409378" calcext:value-type="float">
            <text:p>243.409378</text:p>
          </table:table-cell>
          <table:table-cell table:formula="of:=1/([.A17]+0.58053)" office:value-type="float" office:value="0.00947144326704933" calcext:value-type="float">
            <text:p>0.0094714433</text:p>
          </table:table-cell>
          <table:table-cell table:formula="of:=1/([.A17]+ 0.257124)" office:value-type="float" office:value="0.009500544590217" calcext:value-type="float">
            <text:p>0.0095005446</text:p>
          </table:table-cell>
          <table:table-cell table:formula="of:=1/([.A17]+0.167377)" office:value-type="float" office:value="0.00950865209845445" calcext:value-type="float">
            <text:p>0.0095086521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39.042343" calcext:value-type="float">
            <text:p>239.042343</text:p>
          </table:table-cell>
          <table:table-cell table:formula="of:=1/([.A18]+0.58053)" office:value-type="float" office:value="0.00904318328009461" calcext:value-type="float">
            <text:p>0.0090431833</text:p>
          </table:table-cell>
          <table:table-cell table:formula="of:=1/([.A18]+ 0.257124)" office:value-type="float" office:value="0.00906970872920647" calcext:value-type="float">
            <text:p>0.0090697087</text:p>
          </table:table-cell>
          <table:table-cell table:formula="of:=1/([.A18]+0.167377)" office:value-type="float" office:value="0.00907709729714269" calcext:value-type="float">
            <text:p>0.0090770973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26.003418" calcext:value-type="float">
            <text:p>226.003418</text:p>
          </table:table-cell>
          <table:table-cell table:formula="of:=1/([.A19]+0.58053)" office:value-type="float" office:value="0.0086519762454801" calcext:value-type="float">
            <text:p>0.0086519762</text:p>
          </table:table-cell>
          <table:table-cell table:formula="of:=1/([.A19]+ 0.257124)" office:value-type="float" office:value="0.00867625327871273" calcext:value-type="float">
            <text:p>0.0086762533</text:p>
          </table:table-cell>
          <table:table-cell table:formula="of:=1/([.A19]+0.167377)" office:value-type="float" office:value="0.00868301446163873" calcext:value-type="float">
            <text:p>0.0086830145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17.376663" calcext:value-type="float">
            <text:p>217.376663</text:p>
          </table:table-cell>
          <table:table-cell table:formula="of:=1/([.A20]+0.58053)" office:value-type="float" office:value="0.00829321284290258" calcext:value-type="float">
            <text:p>0.0082932128</text:p>
          </table:table-cell>
          <table:table-cell table:formula="of:=1/([.A20]+ 0.257124)" office:value-type="float" office:value="0.00831551567789032" calcext:value-type="float">
            <text:p>0.0083155157</text:p>
          </table:table-cell>
          <table:table-cell table:formula="of:=1/([.A20]+0.167377)" office:value-type="float" office:value="0.00832172612039289" calcext:value-type="float">
            <text:p>0.0083217261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08.483963" calcext:value-type="float">
            <text:p>208.483963</text:p>
          </table:table-cell>
          <table:table-cell table:formula="of:=1/([.A21]+0.58053)" office:value-type="float" office:value="0.00796301783405437" calcext:value-type="float">
            <text:p>0.0079630178</text:p>
          </table:table-cell>
          <table:table-cell table:formula="of:=1/([.A21]+ 0.257124)" office:value-type="float" office:value="0.00798357784424301" calcext:value-type="float">
            <text:p>0.0079835778</text:p>
          </table:table-cell>
          <table:table-cell table:formula="of:=1/([.A21]+0.167377)" office:value-type="float" office:value="0.00798930219653001" calcext:value-type="float">
            <text:p>0.0079893022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0.264145" calcext:value-type="float">
            <text:p>200.264145</text:p>
          </table:table-cell>
          <table:table-cell table:formula="of:=1/([.A22]+0.58053)" office:value-type="float" office:value="0.00765810952061536" calcext:value-type="float">
            <text:p>0.0076581095</text:p>
          </table:table-cell>
          <table:table-cell table:formula="of:=1/([.A22]+ 0.257124)" office:value-type="float" office:value="0.00767712328732208" calcext:value-type="float">
            <text:p>0.0076771233</text:p>
          </table:table-cell>
          <table:table-cell table:formula="of:=1/([.A22]+0.167377)" office:value-type="float" office:value="0.00768241646292066" calcext:value-type="float">
            <text:p>0.0076824165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93.920441" calcext:value-type="float">
            <text:p>193.920441</text:p>
          </table:table-cell>
          <table:table-cell table:formula="of:=1/([.A23]+0.58053)" office:value-type="float" office:value="0.0073756903000748" calcext:value-type="float">
            <text:p>0.0073756903</text:p>
          </table:table-cell>
          <table:table-cell table:formula="of:=1/([.A23]+ 0.257124)" office:value-type="float" office:value="0.00739332591457438" calcext:value-type="float">
            <text:p>0.0073933259</text:p>
          </table:table-cell>
          <table:table-cell table:formula="of:=1/([.A23]+0.167377)" office:value-type="float" office:value="0.00739823485662521" calcext:value-type="float">
            <text:p>0.007398234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87.269867" calcext:value-type="float">
            <text:p>187.269867</text:p>
          </table:table-cell>
          <table:table-cell table:formula="of:=1/([.A24]+0.58053)" office:value-type="float" office:value="0.00711336057703012" calcext:value-type="float">
            <text:p>0.0071133606</text:p>
          </table:table-cell>
          <table:table-cell table:formula="of:=1/([.A24]+ 0.257124)" office:value-type="float" office:value="0.00712976262082773" calcext:value-type="float">
            <text:p>0.0071297626</text:p>
          </table:table-cell>
          <table:table-cell table:formula="of:=1/([.A24]+0.167377)" office:value-type="float" office:value="0.00713432769737854" calcext:value-type="float">
            <text:p>0.0071343277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79.340439" calcext:value-type="float">
            <text:p>179.340439</text:p>
          </table:table-cell>
          <table:table-cell table:formula="of:=1/([.A25]+0.58053)" office:value-type="float" office:value="0.00686905041491469" calcext:value-type="float">
            <text:p>0.0068690504</text:p>
          </table:table-cell>
          <table:table-cell table:formula="of:=1/([.A25]+ 0.257124)" office:value-type="float" office:value="0.00688434393069768" calcext:value-type="float">
            <text:p>0.0068843439</text:p>
          </table:table-cell>
          <table:table-cell table:formula="of:=1/([.A25]+0.167377)" office:value-type="float" office:value="0.00688860004682733" calcext:value-type="float">
            <text:p>0.0068886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74.298904" calcext:value-type="float">
            <text:p>174.298904</text:p>
          </table:table-cell>
          <table:table-cell table:formula="of:=1/([.A26]+0.58053)" office:value-type="float" office:value="0.0066409648046796" calcext:value-type="float">
            <text:p>0.0066409648</text:p>
          </table:table-cell>
          <table:table-cell table:formula="of:=1/([.A26]+ 0.257124)" office:value-type="float" office:value="0.00665525848877555" calcext:value-type="float">
            <text:p>0.0066552585</text:p>
          </table:table-cell>
          <table:table-cell table:formula="of:=1/([.A26]+0.167377)" office:value-type="float" office:value="0.0066592359803954" calcext:value-type="float">
            <text:p>0.006659236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8.29216" calcext:value-type="float">
            <text:p>168.29216</text:p>
          </table:table-cell>
          <table:table-cell table:formula="of:=1/([.A27]+0.58053)" office:value-type="float" office:value="0.00642753948710677" calcext:value-type="float">
            <text:p>0.0064275395</text:p>
          </table:table-cell>
          <table:table-cell table:formula="of:=1/([.A27]+ 0.257124)" office:value-type="float" office:value="0.00644092827585805" calcext:value-type="float">
            <text:p>0.0064409283</text:p>
          </table:table-cell>
          <table:table-cell table:formula="of:=1/([.A27]+0.167377)" office:value-type="float" office:value="0.00644465363360496" calcext:value-type="float">
            <text:p>0.0064446536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4.275497" calcext:value-type="float">
            <text:p>164.275497</text:p>
          </table:table-cell>
          <table:table-cell table:formula="of:=1/([.A28]+0.58053)" office:value-type="float" office:value="0.00622740502849256" calcext:value-type="float">
            <text:p>0.006227405</text:p>
          </table:table-cell>
          <table:table-cell table:formula="of:=1/([.A28]+ 0.257124)" office:value-type="float" office:value="0.00623997220866138" calcext:value-type="float">
            <text:p>0.0062399722</text:p>
          </table:table-cell>
          <table:table-cell table:formula="of:=1/([.A28]+0.167377)" office:value-type="float" office:value="0.0062434686684043" calcext:value-type="float">
            <text:p>0.0062434687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5.91713" calcext:value-type="float">
            <text:p>155.91713</text:p>
          </table:table-cell>
          <table:table-cell table:formula="of:=1/([.A29]+0.58053)" office:value-type="float" office:value="0.00603935740512487" calcext:value-type="float">
            <text:p>0.0060393574</text:p>
          </table:table-cell>
          <table:table-cell table:formula="of:=1/([.A29]+ 0.257124)" office:value-type="float" office:value="0.00605117634747171" calcext:value-type="float">
            <text:p>0.0060511763</text:p>
          </table:table-cell>
          <table:table-cell table:formula="of:=1/([.A29]+0.167377)" office:value-type="float" office:value="0.00605446437525008" calcext:value-type="float">
            <text:p>0.0060544644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1.361542" calcext:value-type="float">
            <text:p>151.361542</text:p>
          </table:table-cell>
          <table:table-cell table:formula="of:=1/([.A30]+0.58053)" office:value-type="float" office:value="0.00586233376106875" calcext:value-type="float">
            <text:p>0.0058623338</text:p>
          </table:table-cell>
          <table:table-cell table:formula="of:=1/([.A30]+ 0.257124)" office:value-type="float" office:value="0.00587346935332938" calcext:value-type="float">
            <text:p>0.0058734694</text:p>
          </table:table-cell>
          <table:table-cell table:formula="of:=1/([.A30]+0.167377)" office:value-type="float" office:value="0.00587656704610308" calcext:value-type="float">
            <text:p>0.005876567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6.30394" calcext:value-type="float">
            <text:p>146.30394</text:p>
          </table:table-cell>
          <table:table-cell table:formula="of:=1/([.A31]+0.58053)" office:value-type="float" office:value="0.00569539230801957" calcext:value-type="float">
            <text:p>0.0056953923</text:p>
          </table:table-cell>
          <table:table-cell table:formula="of:=1/([.A31]+ 0.257124)" office:value-type="float" office:value="0.00570590214638008" calcext:value-type="float">
            <text:p>0.0057059021</text:p>
          </table:table-cell>
          <table:table-cell table:formula="of:=1/([.A31]+0.167377)" office:value-type="float" office:value="0.00570882556516217" calcext:value-type="float">
            <text:p>0.0057088256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2.640503" calcext:value-type="float">
            <text:p>142.640503</text:p>
          </table:table-cell>
          <table:table-cell table:formula="of:=1/([.A32]+0.58053)" office:value-type="float" office:value="0.00553769556441107" calcext:value-type="float">
            <text:p>0.0055376956</text:p>
          </table:table-cell>
          <table:table-cell table:formula="of:=1/([.A32]+ 0.257124)" office:value-type="float" office:value="0.00554763094966499" calcext:value-type="float">
            <text:p>0.0055476309</text:p>
          </table:table-cell>
          <table:table-cell table:formula="of:=1/([.A32]+0.167377)" office:value-type="float" office:value="0.00555039439798249" calcext:value-type="float">
            <text:p>0.0055503944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1.246063" calcext:value-type="float">
            <text:p>141.246063</text:p>
          </table:table-cell>
          <table:table-cell table:formula="of:=1/([.A33]+0.58053)" office:value-type="float" office:value="0.00538849630400344" calcext:value-type="float">
            <text:p>0.0053884963</text:p>
          </table:table-cell>
          <table:table-cell table:formula="of:=1/([.A33]+ 0.257124)" office:value-type="float" office:value="0.00539790307875016" calcext:value-type="float">
            <text:p>0.0053979031</text:p>
          </table:table-cell>
          <table:table-cell table:formula="of:=1/([.A33]+0.167377)" office:value-type="float" office:value="0.00540051933662159" calcext:value-type="float">
            <text:p>0.0054005193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7.235413" calcext:value-type="float">
            <text:p>137.235413</text:p>
          </table:table-cell>
          <table:table-cell table:formula="of:=1/([.A34]+0.58053)" office:value-type="float" office:value="0.00524712571635728" calcext:value-type="float">
            <text:p>0.0052471257</text:p>
          </table:table-cell>
          <table:table-cell table:formula="of:=1/([.A34]+ 0.257124)" office:value-type="float" office:value="0.00525604497206633" calcext:value-type="float">
            <text:p>0.005256045</text:p>
          </table:table-cell>
          <table:table-cell table:formula="of:=1/([.A34]+0.167377)" office:value-type="float" office:value="0.00525852549357086" calcext:value-type="float">
            <text:p>0.0052585255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33.190384" calcext:value-type="float">
            <text:p>133.190384</text:p>
          </table:table-cell>
          <table:table-cell table:formula="of:=1/([.A35]+0.58053)" office:value-type="float" office:value="0.00511298338336643" calcext:value-type="float">
            <text:p>0.0051129834</text:p>
          </table:table-cell>
          <table:table-cell table:formula="of:=1/([.A35]+ 0.257124)" office:value-type="float" office:value="0.00512145206030997" calcext:value-type="float">
            <text:p>0.0051214521</text:p>
          </table:table-cell>
          <table:table-cell table:formula="of:=1/([.A35]+0.167377)" office:value-type="float" office:value="0.00512380714119041" calcext:value-type="float">
            <text:p>0.0051238071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8.240311" calcext:value-type="float">
            <text:p>128.240311</text:p>
          </table:table-cell>
          <table:table-cell table:formula="of:=1/([.A36]+0.58053)" office:value-type="float" office:value="0.00498552875495942" calcext:value-type="float">
            <text:p>0.0049855288</text:p>
          </table:table-cell>
          <table:table-cell table:formula="of:=1/([.A36]+ 0.257124)" office:value-type="float" office:value="0.00499358015348308" calcext:value-type="float">
            <text:p>0.0049935802</text:p>
          </table:table-cell>
          <table:table-cell table:formula="of:=1/([.A36]+0.167377)" office:value-type="float" office:value="0.00499581907395429" calcext:value-type="float">
            <text:p>0.0049958191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24.213737" calcext:value-type="float">
            <text:p>124.213737</text:p>
          </table:table-cell>
          <table:table-cell table:formula="of:=1/([.A37]+0.58053)" office:value-type="float" office:value="0.0048642738687365" calcext:value-type="float">
            <text:p>0.0048642739</text:p>
          </table:table-cell>
          <table:table-cell table:formula="of:=1/([.A37]+ 0.257124)" office:value-type="float" office:value="0.00487193808678719" calcext:value-type="float">
            <text:p>0.0048719381</text:p>
          </table:table-cell>
          <table:table-cell table:formula="of:=1/([.A37]+0.167377)" office:value-type="float" office:value="0.00487406923372618" calcext:value-type="float">
            <text:p>0.0048740692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3.497032" calcext:value-type="float">
            <text:p>123.497032</text:p>
          </table:table-cell>
          <table:table-cell table:formula="of:=1/([.A38]+0.58053)" office:value-type="float" office:value="0.0047487771067914" calcext:value-type="float">
            <text:p>0.0047487771</text:p>
          </table:table-cell>
          <table:table-cell table:formula="of:=1/([.A38]+ 0.257124)" office:value-type="float" office:value="0.00475608141581923" calcext:value-type="float">
            <text:p>0.0047560814</text:p>
          </table:table-cell>
          <table:table-cell table:formula="of:=1/([.A38]+0.167377)" office:value-type="float" office:value="0.004758112387728" calcext:value-type="float">
            <text:p>0.0047581124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20.104164" calcext:value-type="float">
            <text:p>120.104164</text:p>
          </table:table-cell>
          <table:table-cell table:formula="of:=1/([.A39]+0.58053)" office:value-type="float" office:value="0.0046386378213283" calcext:value-type="float">
            <text:p>0.0046386378</text:p>
          </table:table-cell>
          <table:table-cell table:formula="of:=1/([.A39]+ 0.257124)" office:value-type="float" office:value="0.00464560699045668" calcext:value-type="float">
            <text:p>0.004645607</text:p>
          </table:table-cell>
          <table:table-cell table:formula="of:=1/([.A39]+0.167377)" office:value-type="float" office:value="0.00464754468796634" calcext:value-type="float">
            <text:p>0.0046475447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5.208504" calcext:value-type="float">
            <text:p>115.208504</text:p>
          </table:table-cell>
          <table:table-cell table:formula="of:=1/([.A40]+0.58053)" office:value-type="float" office:value="0.00453349169122044" calcext:value-type="float">
            <text:p>0.0045334917</text:p>
          </table:table-cell>
          <table:table-cell table:formula="of:=1/([.A40]+ 0.257124)" office:value-type="float" office:value="0.00454014826780359" calcext:value-type="float">
            <text:p>0.0045401483</text:p>
          </table:table-cell>
          <table:table-cell table:formula="of:=1/([.A40]+0.167377)" office:value-type="float" office:value="0.0045419989719912" calcext:value-type="float">
            <text:p>0.004541999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5.232018" calcext:value-type="float">
            <text:p>115.232018</text:p>
          </table:table-cell>
          <table:table-cell table:formula="of:=1/([.A41]+0.58053)" office:value-type="float" office:value="0.00443300669610094" calcext:value-type="float">
            <text:p>0.0044330067</text:p>
          </table:table-cell>
          <table:table-cell table:formula="of:=1/([.A41]+ 0.257124)" office:value-type="float" office:value="0.0044393712493639" calcext:value-type="float">
            <text:p>0.0044393712</text:p>
          </table:table-cell>
          <table:table-cell table:formula="of:=1/([.A41]+0.167377)" office:value-type="float" office:value="0.00444114068975454" calcext:value-type="float">
            <text:p>0.0044411407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1.192055" calcext:value-type="float">
            <text:p>111.192055</text:p>
          </table:table-cell>
          <table:table-cell table:formula="of:=1/([.A42]+0.58053)" office:value-type="float" office:value="0.00433687961425017" calcext:value-type="float">
            <text:p>0.0043368796</text:p>
          </table:table-cell>
          <table:table-cell table:formula="of:=1/([.A42]+ 0.257124)" office:value-type="float" office:value="0.00434297094755687" calcext:value-type="float">
            <text:p>0.0043429709</text:p>
          </table:table-cell>
          <table:table-cell table:formula="of:=1/([.A42]+0.167377)" office:value-type="float" office:value="0.00434466436136169" calcext:value-type="float">
            <text:p>0.0043446644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7.896988" calcext:value-type="float">
            <text:p>107.896988</text:p>
          </table:table-cell>
          <table:table-cell table:formula="of:=1/([.A43]+0.58053)" office:value-type="float" office:value="0.00424483296645949" calcext:value-type="float">
            <text:p>0.004244833</text:p>
          </table:table-cell>
          <table:table-cell table:formula="of:=1/([.A43]+ 0.257124)" office:value-type="float" office:value="0.00425066830282257" calcext:value-type="float">
            <text:p>0.0042506683</text:p>
          </table:table-cell>
          <table:table-cell table:formula="of:=1/([.A43]+0.167377)" office:value-type="float" office:value="0.00425229048670301" calcext:value-type="float">
            <text:p>0.0042522905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6.884834" calcext:value-type="float">
            <text:p>106.884834</text:p>
          </table:table-cell>
          <table:table-cell table:formula="of:=1/([.A44]+0.58053)" office:value-type="float" office:value="0.00415661234099035" calcext:value-type="float">
            <text:p>0.0041566123</text:p>
          </table:table-cell>
          <table:table-cell table:formula="of:=1/([.A44]+ 0.257124)" office:value-type="float" office:value="0.00416220748567689" calcext:value-type="float">
            <text:p>0.0041622075</text:p>
          </table:table-cell>
          <table:table-cell table:formula="of:=1/([.A44]+0.167377)" office:value-type="float" office:value="0.00416376284111226" calcext:value-type="float">
            <text:p>0.0041637628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2.184807" calcext:value-type="float">
            <text:p>102.184807</text:p>
          </table:table-cell>
          <table:table-cell table:formula="of:=1/([.A45]+0.58053)" office:value-type="float" office:value="0.00407198404531499" calcext:value-type="float">
            <text:p>0.004071984</text:p>
          </table:table-cell>
          <table:table-cell table:formula="of:=1/([.A45]+ 0.257124)" office:value-type="float" office:value="0.00407735352878068" calcext:value-type="float">
            <text:p>0.0040773535</text:p>
          </table:table-cell>
          <table:table-cell table:formula="of:=1/([.A45]+0.167377)" office:value-type="float" office:value="0.00407884610194284" calcext:value-type="float">
            <text:p>0.0040788461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2.22364" calcext:value-type="float">
            <text:p>102.22364</text:p>
          </table:table-cell>
          <table:table-cell table:formula="of:=1/([.A46]+0.58053)" office:value-type="float" office:value="0.00399073303899549" calcext:value-type="float">
            <text:p>0.003990733</text:p>
          </table:table-cell>
          <table:table-cell table:formula="of:=1/([.A46]+ 0.257124)" office:value-type="float" office:value="0.00399589024286877" calcext:value-type="float">
            <text:p>0.0039958902</text:p>
          </table:table-cell>
          <table:table-cell table:formula="of:=1/([.A46]+0.167377)" office:value-type="float" office:value="0.00399732375976425" calcext:value-type="float">
            <text:p>0.0039973238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8.16037" calcext:value-type="float">
            <text:p>98.16037</text:p>
          </table:table-cell>
          <table:table-cell table:formula="of:=1/([.A47]+0.58053)" office:value-type="float" office:value="0.00391266110920108" calcext:value-type="float">
            <text:p>0.0039126611</text:p>
          </table:table-cell>
          <table:table-cell table:formula="of:=1/([.A47]+ 0.257124)" office:value-type="float" office:value="0.00391761837761676" calcext:value-type="float">
            <text:p>0.0039176184</text:p>
          </table:table-cell>
          <table:table-cell table:formula="of:=1/([.A47]+0.167377)" office:value-type="float" office:value="0.00391899627513904" calcext:value-type="float">
            <text:p>0.0039189963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5.546936" calcext:value-type="float">
            <text:p>95.546936</text:p>
          </table:table-cell>
          <table:table-cell table:formula="of:=1/([.A48]+0.58053)" office:value-type="float" office:value="0.00383758525627375" calcext:value-type="float">
            <text:p>0.0038375853</text:p>
          </table:table-cell>
          <table:table-cell table:formula="of:=1/([.A48]+ 0.257124)" office:value-type="float" office:value="0.00384235399450583" calcext:value-type="float">
            <text:p>0.003842354</text:p>
          </table:table-cell>
          <table:table-cell table:formula="of:=1/([.A48]+0.167377)" office:value-type="float" office:value="0.00384367944794247" calcext:value-type="float">
            <text:p>0.0038436794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3.169243" calcext:value-type="float">
            <text:p>93.169243</text:p>
          </table:table-cell>
          <table:table-cell table:formula="of:=1/([.A49]+0.58053)" office:value-type="float" office:value="0.00376533626166045" calcext:value-type="float">
            <text:p>0.0037653363</text:p>
          </table:table-cell>
          <table:table-cell table:formula="of:=1/([.A49]+ 0.257124)" office:value-type="float" office:value="0.00376992702371304" calcext:value-type="float">
            <text:p>0.003769927</text:p>
          </table:table-cell>
          <table:table-cell table:formula="of:=1/([.A49]+0.167377)" office:value-type="float" office:value="0.00377120297117092" calcext:value-type="float">
            <text:p>0.003771203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9.158615" calcext:value-type="float">
            <text:p>89.158615</text:p>
          </table:table-cell>
          <table:table-cell table:formula="of:=1/([.A50]+0.58053)" office:value-type="float" office:value="0.00369575741462255" calcext:value-type="float">
            <text:p>0.0036957574</text:p>
          </table:table-cell>
          <table:table-cell table:formula="of:=1/([.A50]+ 0.257124)" office:value-type="float" office:value="0.0037001799811945" calcext:value-type="float">
            <text:p>0.00370018</text:p>
          </table:table-cell>
          <table:table-cell table:formula="of:=1/([.A50]+0.167377)" office:value-type="float" office:value="0.00370140914533882" calcext:value-type="float">
            <text:p>0.0037014091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89.14859" calcext:value-type="float">
            <text:p>89.14859</text:p>
          </table:table-cell>
          <table:table-cell table:formula="of:=1/([.A51]+0.58053)" office:value-type="float" office:value="0.00362870337755719" calcext:value-type="float">
            <text:p>0.0036287034</text:p>
          </table:table-cell>
          <table:table-cell table:formula="of:=1/([.A51]+ 0.257124)" office:value-type="float" office:value="0.0036329668255925" calcext:value-type="float">
            <text:p>0.0036329668</text:p>
          </table:table-cell>
          <table:table-cell table:formula="of:=1/([.A51]+0.167377)" office:value-type="float" office:value="0.00363415173303774" calcext:value-type="float">
            <text:p>0.0036341517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4.821915" calcext:value-type="float">
            <text:p>84.821915</text:p>
          </table:table-cell>
          <table:table-cell table:formula="of:=1/([.A52]+0.58053)" office:value-type="float" office:value="0.00356403917263967" calcext:value-type="float">
            <text:p>0.0035640392</text:p>
          </table:table-cell>
          <table:table-cell table:formula="of:=1/([.A52]+ 0.257124)" office:value-type="float" office:value="0.00356815193750436" calcext:value-type="float">
            <text:p>0.0035681519</text:p>
          </table:table-cell>
          <table:table-cell table:formula="of:=1/([.A52]+0.167377)" office:value-type="float" office:value="0.00356929493614812" calcext:value-type="float">
            <text:p>0.0035692949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4.408035" calcext:value-type="float">
            <text:p>84.408035</text:p>
          </table:table-cell>
          <table:table-cell table:formula="of:=1/([.A53]+0.58053)" office:value-type="float" office:value="0.00350163927491836" calcext:value-type="float">
            <text:p>0.0035016393</text:p>
          </table:table-cell>
          <table:table-cell table:formula="of:=1/([.A53]+ 0.257124)" office:value-type="float" office:value="0.00350560920609997" calcext:value-type="float">
            <text:p>0.0035056092</text:p>
          </table:table-cell>
          <table:table-cell table:formula="of:=1/([.A53]+0.167377)" office:value-type="float" office:value="0.00350671248064957" calcext:value-type="float">
            <text:p>0.0035067125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4.394012" calcext:value-type="float">
            <text:p>84.394012</text:p>
          </table:table-cell>
          <table:table-cell table:formula="of:=1/([.A54]+0.58053)" office:value-type="float" office:value="0.00344138679903984" calcext:value-type="float">
            <text:p>0.0034413868</text:p>
          </table:table-cell>
          <table:table-cell table:formula="of:=1/([.A54]+ 0.257124)" office:value-type="float" office:value="0.00344522121014332" calcext:value-type="float">
            <text:p>0.0034452212</text:p>
          </table:table-cell>
          <table:table-cell table:formula="of:=1/([.A54]+0.167377)" office:value-type="float" office:value="0.00344628679605151" calcext:value-type="float">
            <text:p>0.0034462868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84.427322" calcext:value-type="float">
            <text:p>84.427322</text:p>
          </table:table-cell>
          <table:table-cell table:formula="of:=1/([.A55]+0.58053)" office:value-type="float" office:value="0.0033831727685176" calcext:value-type="float">
            <text:p>0.0033831728</text:p>
          </table:table-cell>
          <table:table-cell table:formula="of:=1/([.A55]+ 0.257124)" office:value-type="float" office:value="0.00338687848222758" calcext:value-type="float">
            <text:p>0.0033868785</text:p>
          </table:table-cell>
          <table:table-cell table:formula="of:=1/([.A55]+0.167377)" office:value-type="float" office:value="0.00338790827822412" calcext:value-type="float">
            <text:p>0.0033879083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5.154053" calcext:value-type="float">
            <text:p>85.154053</text:p>
          </table:table-cell>
          <table:table-cell table:formula="of:=1/([.A56]+0.58053)" office:value-type="float" office:value="0.00332689545793269" calcext:value-type="float">
            <text:p>0.0033268955</text:p>
          </table:table-cell>
          <table:table-cell table:formula="of:=1/([.A56]+ 0.257124)" office:value-type="float" office:value="0.00333047884652355" calcext:value-type="float">
            <text:p>0.0033304788</text:p>
          </table:table-cell>
          <table:table-cell table:formula="of:=1/([.A56]+0.167377)" office:value-type="float" office:value="0.00333147462590513" calcext:value-type="float">
            <text:p>0.0033314746</text:p>
          </table:table-cell>
          <table:table-cell table:number-columns-repeated="4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4">00/00/0000</text:date>, <text:time style:data-style-name="N2" text:time-value="10:54:07.2991963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4T11:27:37.026587599</dc:date>
    <meta:editing-duration>PT24M47S</meta:editing-duration>
    <meta:editing-cycles>2</meta:editing-cycles>
    <meta:generator>LibreOffice/4.3.6.2$Linux_X86_64 LibreOffice_project/430m0$Build-2</meta:generator>
    <meta:document-statistic meta:table-count="1" meta:cell-count="28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legend chart:legend-position="end" svg:x="13.016cm" svg:y="4.203cm" style:legend-expansion="high" chart:style-name="ch2"/>
        <chart:plot-area chart:style-name="ch3" table:cell-range-address="data.B1:data.C56" svg:x="0.32cm" svg:y="0.18cm" svg:width="12.376cm" svg:height="8.645cm">
          <chartooo:coordinate-region svg:x="1.524cm" svg:y="0.379cm" svg:width="10.85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C1:data.C56" chart:class="chart:scatter">
            <chart:domain table:cell-range-address="data.B1:data.B56"/>
            <chart:data-point chart:repeated="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4.839417">
                <text:p>654.839417</text:p>
                <draw:g>
                  <svg:desc>data.B1:data.B56</svg:desc>
                </draw:g>
              </table:table-cell>
              <table:table-cell office:value-type="float" office:value="0.0390922314744847">
                <text:p>0.0390922314744847</text:p>
                <draw:g>
                  <svg:desc>data.C1:data.C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9.104736">
                <text:p>669.104736</text:p>
              </table:table-cell>
              <table:table-cell office:value-type="float" office:value="0.032700545085386">
                <text:p>0.0327005450853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7.890198">
                <text:p>617.890198</text:p>
              </table:table-cell>
              <table:table-cell office:value-type="float" office:value="0.0281052586906378">
                <text:p>0.02810525869063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4.724792">
                <text:p>564.724792</text:p>
              </table:table-cell>
              <table:table-cell office:value-type="float" office:value="0.0246423592791913">
                <text:p>0.02464235927919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.944519">
                <text:p>512.944519</text:p>
              </table:table-cell>
              <table:table-cell office:value-type="float" office:value="0.0219391920190485">
                <text:p>0.02193919201904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6.196564">
                <text:p>476.196564</text:p>
              </table:table-cell>
              <table:table-cell office:value-type="float" office:value="0.0197704531763507">
                <text:p>0.01977045317635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0.328644">
                <text:p>440.328644</text:p>
              </table:table-cell>
              <table:table-cell office:value-type="float" office:value="0.0179919119159173">
                <text:p>0.01799191191591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0.725555">
                <text:p>410.725555</text:p>
              </table:table-cell>
              <table:table-cell office:value-type="float" office:value="0.0165069536367543">
                <text:p>0.01650695363675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2.28952">
                <text:p>382.28952</text:p>
              </table:table-cell>
              <table:table-cell office:value-type="float" office:value="0.0152484281539048">
                <text:p>0.01524842815390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7.530457">
                <text:p>357.530457</text:p>
              </table:table-cell>
              <table:table-cell office:value-type="float" office:value="0.0141682132452108">
                <text:p>0.01416821324521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6.595886">
                <text:p>336.595886</text:p>
              </table:table-cell>
              <table:table-cell office:value-type="float" office:value="0.0132309207146338">
                <text:p>0.01323092071463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5.630981">
                <text:p>315.630981</text:p>
              </table:table-cell>
              <table:table-cell office:value-type="float" office:value="0.0124099456779448">
                <text:p>0.01240994567794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7.91272">
                <text:p>297.91272</text:p>
              </table:table-cell>
              <table:table-cell office:value-type="float" office:value="0.0116849007595536">
                <text:p>0.01168490075955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1.264832">
                <text:p>281.264832</text:p>
              </table:table-cell>
              <table:table-cell office:value-type="float" office:value="0.0110399000756564">
                <text:p>0.01103990007565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8.455444">
                <text:p>268.455444</text:p>
              </table:table-cell>
              <table:table-cell office:value-type="float" office:value="0.0104623818260895">
                <text:p>0.01046238182608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.629089">
                <text:p>255.629089</text:p>
              </table:table-cell>
              <table:table-cell office:value-type="float" office:value="0.00994228206989961">
                <text:p>0.009942282069899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3.409378">
                <text:p>243.409378</text:p>
              </table:table-cell>
              <table:table-cell office:value-type="float" office:value="0.00947144326704933">
                <text:p>0.009471443267049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9.042343">
                <text:p>239.042343</text:p>
              </table:table-cell>
              <table:table-cell office:value-type="float" office:value="0.00904318328009461">
                <text:p>0.009043183280094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6.003418">
                <text:p>226.003418</text:p>
              </table:table-cell>
              <table:table-cell office:value-type="float" office:value="0.0086519762454801">
                <text:p>0.00865197624548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7.376663">
                <text:p>217.376663</text:p>
              </table:table-cell>
              <table:table-cell office:value-type="float" office:value="0.00829321284290258">
                <text:p>0.008293212842902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8.483963">
                <text:p>208.483963</text:p>
              </table:table-cell>
              <table:table-cell office:value-type="float" office:value="0.00796301783405437">
                <text:p>0.007963017834054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.264145">
                <text:p>200.264145</text:p>
              </table:table-cell>
              <table:table-cell office:value-type="float" office:value="0.00765810952061536">
                <text:p>0.007658109520615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3.920441">
                <text:p>193.920441</text:p>
              </table:table-cell>
              <table:table-cell office:value-type="float" office:value="0.0073756903000748">
                <text:p>0.00737569030007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7.269867">
                <text:p>187.269867</text:p>
              </table:table-cell>
              <table:table-cell office:value-type="float" office:value="0.00711336057703012">
                <text:p>0.007113360577030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9.340439">
                <text:p>179.340439</text:p>
              </table:table-cell>
              <table:table-cell office:value-type="float" office:value="0.00686905041491469">
                <text:p>0.006869050414914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4.298904">
                <text:p>174.298904</text:p>
              </table:table-cell>
              <table:table-cell office:value-type="float" office:value="0.0066409648046796">
                <text:p>0.00664096480467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8.29216">
                <text:p>168.29216</text:p>
              </table:table-cell>
              <table:table-cell office:value-type="float" office:value="0.00642753948710677">
                <text:p>0.006427539487106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4.275497">
                <text:p>164.275497</text:p>
              </table:table-cell>
              <table:table-cell office:value-type="float" office:value="0.00622740502849256">
                <text:p>0.006227405028492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5.91713">
                <text:p>155.91713</text:p>
              </table:table-cell>
              <table:table-cell office:value-type="float" office:value="0.00603935740512487">
                <text:p>0.006039357405124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1.361542">
                <text:p>151.361542</text:p>
              </table:table-cell>
              <table:table-cell office:value-type="float" office:value="0.00586233376106875">
                <text:p>0.005862333761068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6.30394">
                <text:p>146.30394</text:p>
              </table:table-cell>
              <table:table-cell office:value-type="float" office:value="0.00569539230801957">
                <text:p>0.005695392308019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2.640503">
                <text:p>142.640503</text:p>
              </table:table-cell>
              <table:table-cell office:value-type="float" office:value="0.00553769556441107">
                <text:p>0.005537695564411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1.246063">
                <text:p>141.246063</text:p>
              </table:table-cell>
              <table:table-cell office:value-type="float" office:value="0.00538849630400344">
                <text:p>0.005388496304003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7.235413">
                <text:p>137.235413</text:p>
              </table:table-cell>
              <table:table-cell office:value-type="float" office:value="0.00524712571635728">
                <text:p>0.005247125716357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3.190384">
                <text:p>133.190384</text:p>
              </table:table-cell>
              <table:table-cell office:value-type="float" office:value="0.00511298338336643">
                <text:p>0.005112983383366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8.240311">
                <text:p>128.240311</text:p>
              </table:table-cell>
              <table:table-cell office:value-type="float" office:value="0.00498552875495942">
                <text:p>0.004985528754959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.213737">
                <text:p>124.213737</text:p>
              </table:table-cell>
              <table:table-cell office:value-type="float" office:value="0.0048642738687365">
                <text:p>0.00486427386873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3.497032">
                <text:p>123.497032</text:p>
              </table:table-cell>
              <table:table-cell office:value-type="float" office:value="0.0047487771067914">
                <text:p>0.00474877710679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0.104164">
                <text:p>120.104164</text:p>
              </table:table-cell>
              <table:table-cell office:value-type="float" office:value="0.0046386378213283">
                <text:p>0.00463863782132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5.208504">
                <text:p>115.208504</text:p>
              </table:table-cell>
              <table:table-cell office:value-type="float" office:value="0.00453349169122044">
                <text:p>0.004533491691220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5.232018">
                <text:p>115.232018</text:p>
              </table:table-cell>
              <table:table-cell office:value-type="float" office:value="0.00443300669610094">
                <text:p>0.004433006696100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1.192055">
                <text:p>111.192055</text:p>
              </table:table-cell>
              <table:table-cell office:value-type="float" office:value="0.00433687961425017">
                <text:p>0.004336879614250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7.896988">
                <text:p>107.896988</text:p>
              </table:table-cell>
              <table:table-cell office:value-type="float" office:value="0.00424483296645949">
                <text:p>0.004244832966459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6.884834">
                <text:p>106.884834</text:p>
              </table:table-cell>
              <table:table-cell office:value-type="float" office:value="0.00415661234099035">
                <text:p>0.004156612340990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2.184807">
                <text:p>102.184807</text:p>
              </table:table-cell>
              <table:table-cell office:value-type="float" office:value="0.00407198404531499">
                <text:p>0.004071984045314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2.22364">
                <text:p>102.22364</text:p>
              </table:table-cell>
              <table:table-cell office:value-type="float" office:value="0.00399073303899549">
                <text:p>0.003990733038995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8.16037">
                <text:p>98.16037</text:p>
              </table:table-cell>
              <table:table-cell office:value-type="float" office:value="0.00391266110920108">
                <text:p>0.003912661109201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.546936">
                <text:p>95.546936</text:p>
              </table:table-cell>
              <table:table-cell office:value-type="float" office:value="0.00383758525627375">
                <text:p>0.003837585256273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3.169243">
                <text:p>93.169243</text:p>
              </table:table-cell>
              <table:table-cell office:value-type="float" office:value="0.00376533626166045">
                <text:p>0.003765336261660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9.158615">
                <text:p>89.158615</text:p>
              </table:table-cell>
              <table:table-cell office:value-type="float" office:value="0.00369575741462255">
                <text:p>0.003695757414622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9.14859">
                <text:p>89.14859</text:p>
              </table:table-cell>
              <table:table-cell office:value-type="float" office:value="0.00362870337755719">
                <text:p>0.003628703377557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4.821915">
                <text:p>84.821915</text:p>
              </table:table-cell>
              <table:table-cell office:value-type="float" office:value="0.00356403917263967">
                <text:p>0.003564039172639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4.408035">
                <text:p>84.408035</text:p>
              </table:table-cell>
              <table:table-cell office:value-type="float" office:value="0.00350163927491836">
                <text:p>0.003501639274918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4.394012">
                <text:p>84.394012</text:p>
              </table:table-cell>
              <table:table-cell office:value-type="float" office:value="0.00344138679903984">
                <text:p>0.003441386799039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4.427322">
                <text:p>84.427322</text:p>
              </table:table-cell>
              <table:table-cell office:value-type="float" office:value="0.0033831727685176">
                <text:p>0.00338317276851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5.154053">
                <text:p>85.154053</text:p>
              </table:table-cell>
              <table:table-cell office:value-type="float" office:value="0.00332689545793269">
                <text:p>0.003326895457932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legend chart:legend-position="end" svg:x="11.64cm" svg:y="3.955cm" style:legend-expansion="high" chart:style-name="ch2"/>
        <chart:plot-area chart:style-name="ch3" table:cell-range-address="data.B5:data.B56 data.E5:data.E56" svg:x="0.32cm" svg:y="0.18cm" svg:width="11cm" svg:height="8.646cm">
          <chartooo:coordinate-region svg:x="1.524cm" svg:y="0.379cm" svg:width="9.47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E5:data.E56" chart:class="chart:scatter">
            <chart:domain table:cell-range-address="data.B5:data.B56"/>
            <chart:regression-curve chart:style-name="ch7"/>
            <chart:data-point chart:repeated="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2.944519">
                <text:p>512.944519</text:p>
                <draw:g>
                  <svg:desc>data.B5:data.B56</svg:desc>
                </draw:g>
              </table:table-cell>
              <table:table-cell office:value-type="float" office:value="0.0221398732098169">
                <text:p>0.0221398732098169</text:p>
                <draw:g>
                  <svg:desc>data.E5:data.E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6.196564">
                <text:p>476.196564</text:p>
              </table:table-cell>
              <table:table-cell office:value-type="float" office:value="0.0199332725727319">
                <text:p>0.01993327257273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0.328644">
                <text:p>440.328644</text:p>
              </table:table-cell>
              <table:table-cell office:value-type="float" office:value="0.0181266548163057">
                <text:p>0.01812665481630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0.725555">
                <text:p>410.725555</text:p>
              </table:table-cell>
              <table:table-cell office:value-type="float" office:value="0.016620302394103">
                <text:p>0.0166203023941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2.28952">
                <text:p>382.28952</text:p>
              </table:table-cell>
              <table:table-cell office:value-type="float" office:value="0.015345101276671">
                <text:p>0.0153451012766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7.530457">
                <text:p>357.530457</text:p>
              </table:table-cell>
              <table:table-cell office:value-type="float" office:value="0.0142516371960149">
                <text:p>0.0142516371960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6.595886">
                <text:p>336.595886</text:p>
              </table:table-cell>
              <table:table-cell office:value-type="float" office:value="0.0133036436804227">
                <text:p>0.01330364368042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5.630981">
                <text:p>315.630981</text:p>
              </table:table-cell>
              <table:table-cell office:value-type="float" office:value="0.0124739019464239">
                <text:p>0.01247390194642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7.91272">
                <text:p>297.91272</text:p>
              </table:table-cell>
              <table:table-cell office:value-type="float" office:value="0.0117415850437662">
                <text:p>0.01174158504376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1.264832">
                <text:p>281.264832</text:p>
              </table:table-cell>
              <table:table-cell office:value-type="float" office:value="0.0110904856420521">
                <text:p>0.01109048564205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8.455444">
                <text:p>268.455444</text:p>
              </table:table-cell>
              <table:table-cell office:value-type="float" office:value="0.0105078024794148">
                <text:p>0.01050780247941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5.629089">
                <text:p>255.629089</text:p>
              </table:table-cell>
              <table:table-cell office:value-type="float" office:value="0.00998329026824771">
                <text:p>0.009983290268247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3.409378">
                <text:p>243.409378</text:p>
              </table:table-cell>
              <table:table-cell office:value-type="float" office:value="0.00950865209845445">
                <text:p>0.009508652098454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9.042343">
                <text:p>239.042343</text:p>
              </table:table-cell>
              <table:table-cell office:value-type="float" office:value="0.00907709729714269">
                <text:p>0.009077097297142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6.003418">
                <text:p>226.003418</text:p>
              </table:table-cell>
              <table:table-cell office:value-type="float" office:value="0.00868301446163873">
                <text:p>0.008683014461638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7.376663">
                <text:p>217.376663</text:p>
              </table:table-cell>
              <table:table-cell office:value-type="float" office:value="0.00832172612039289">
                <text:p>0.008321726120392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8.483963">
                <text:p>208.483963</text:p>
              </table:table-cell>
              <table:table-cell office:value-type="float" office:value="0.00798930219653001">
                <text:p>0.00798930219653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.264145">
                <text:p>200.264145</text:p>
              </table:table-cell>
              <table:table-cell office:value-type="float" office:value="0.00768241646292066">
                <text:p>0.007682416462920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.920441">
                <text:p>193.920441</text:p>
              </table:table-cell>
              <table:table-cell office:value-type="float" office:value="0.00739823485662521">
                <text:p>0.007398234856625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7.269867">
                <text:p>187.269867</text:p>
              </table:table-cell>
              <table:table-cell office:value-type="float" office:value="0.00713432769737854">
                <text:p>0.007134327697378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9.340439">
                <text:p>179.340439</text:p>
              </table:table-cell>
              <table:table-cell office:value-type="float" office:value="0.00688860004682733">
                <text:p>0.006888600046827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4.298904">
                <text:p>174.298904</text:p>
              </table:table-cell>
              <table:table-cell office:value-type="float" office:value="0.0066592359803954">
                <text:p>0.00665923598039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8.29216">
                <text:p>168.29216</text:p>
              </table:table-cell>
              <table:table-cell office:value-type="float" office:value="0.00644465363360496">
                <text:p>0.006444653633604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4.275497">
                <text:p>164.275497</text:p>
              </table:table-cell>
              <table:table-cell office:value-type="float" office:value="0.0062434686684043">
                <text:p>0.00624346866840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5.91713">
                <text:p>155.91713</text:p>
              </table:table-cell>
              <table:table-cell office:value-type="float" office:value="0.00605446437525008">
                <text:p>0.006054464375250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1.361542">
                <text:p>151.361542</text:p>
              </table:table-cell>
              <table:table-cell office:value-type="float" office:value="0.00587656704610308">
                <text:p>0.005876567046103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6.30394">
                <text:p>146.30394</text:p>
              </table:table-cell>
              <table:table-cell office:value-type="float" office:value="0.00570882556516217">
                <text:p>0.005708825565162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2.640503">
                <text:p>142.640503</text:p>
              </table:table-cell>
              <table:table-cell office:value-type="float" office:value="0.00555039439798249">
                <text:p>0.005550394397982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1.246063">
                <text:p>141.246063</text:p>
              </table:table-cell>
              <table:table-cell office:value-type="float" office:value="0.00540051933662159">
                <text:p>0.005400519336621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7.235413">
                <text:p>137.235413</text:p>
              </table:table-cell>
              <table:table-cell office:value-type="float" office:value="0.00525852549357086">
                <text:p>0.005258525493570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3.190384">
                <text:p>133.190384</text:p>
              </table:table-cell>
              <table:table-cell office:value-type="float" office:value="0.00512380714119041">
                <text:p>0.005123807141190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8.240311">
                <text:p>128.240311</text:p>
              </table:table-cell>
              <table:table-cell office:value-type="float" office:value="0.00499581907395429">
                <text:p>0.004995819073954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4.213737">
                <text:p>124.213737</text:p>
              </table:table-cell>
              <table:table-cell office:value-type="float" office:value="0.00487406923372618">
                <text:p>0.004874069233726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3.497032">
                <text:p>123.497032</text:p>
              </table:table-cell>
              <table:table-cell office:value-type="float" office:value="0.004758112387728">
                <text:p>0.0047581123877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0.104164">
                <text:p>120.104164</text:p>
              </table:table-cell>
              <table:table-cell office:value-type="float" office:value="0.00464754468796634">
                <text:p>0.004647544687966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5.208504">
                <text:p>115.208504</text:p>
              </table:table-cell>
              <table:table-cell office:value-type="float" office:value="0.0045419989719912">
                <text:p>0.00454199897199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5.232018">
                <text:p>115.232018</text:p>
              </table:table-cell>
              <table:table-cell office:value-type="float" office:value="0.00444114068975454">
                <text:p>0.004441140689754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.192055">
                <text:p>111.192055</text:p>
              </table:table-cell>
              <table:table-cell office:value-type="float" office:value="0.00434466436136169">
                <text:p>0.00434466436136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7.896988">
                <text:p>107.896988</text:p>
              </table:table-cell>
              <table:table-cell office:value-type="float" office:value="0.00425229048670301">
                <text:p>0.004252290486703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6.884834">
                <text:p>106.884834</text:p>
              </table:table-cell>
              <table:table-cell office:value-type="float" office:value="0.00416376284111226">
                <text:p>0.004163762841112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2.184807">
                <text:p>102.184807</text:p>
              </table:table-cell>
              <table:table-cell office:value-type="float" office:value="0.00407884610194284">
                <text:p>0.004078846101942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2.22364">
                <text:p>102.22364</text:p>
              </table:table-cell>
              <table:table-cell office:value-type="float" office:value="0.00399732375976425">
                <text:p>0.003997323759764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8.16037">
                <text:p>98.16037</text:p>
              </table:table-cell>
              <table:table-cell office:value-type="float" office:value="0.00391899627513904">
                <text:p>0.003918996275139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5.546936">
                <text:p>95.546936</text:p>
              </table:table-cell>
              <table:table-cell office:value-type="float" office:value="0.00384367944794247">
                <text:p>0.003843679447942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3.169243">
                <text:p>93.169243</text:p>
              </table:table-cell>
              <table:table-cell office:value-type="float" office:value="0.00377120297117092">
                <text:p>0.003771202971170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9.158615">
                <text:p>89.158615</text:p>
              </table:table-cell>
              <table:table-cell office:value-type="float" office:value="0.00370140914533882">
                <text:p>0.003701409145338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9.14859">
                <text:p>89.14859</text:p>
              </table:table-cell>
              <table:table-cell office:value-type="float" office:value="0.00363415173303774">
                <text:p>0.003634151733037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4.821915">
                <text:p>84.821915</text:p>
              </table:table-cell>
              <table:table-cell office:value-type="float" office:value="0.00356929493614812">
                <text:p>0.003569294936148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4.408035">
                <text:p>84.408035</text:p>
              </table:table-cell>
              <table:table-cell office:value-type="float" office:value="0.00350671248064957">
                <text:p>0.003506712480649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4.394012">
                <text:p>84.394012</text:p>
              </table:table-cell>
              <table:table-cell office:value-type="float" office:value="0.00344628679605151">
                <text:p>0.003446286796051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4.427322">
                <text:p>84.427322</text:p>
              </table:table-cell>
              <table:table-cell office:value-type="float" office:value="0.00338790827822412">
                <text:p>0.003387908278224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5.154053">
                <text:p>85.154053</text:p>
              </table:table-cell>
              <table:table-cell office:value-type="float" office:value="0.00333147462590513">
                <text:p>0.003331474625905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>
        <chart:symbol-image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956cm" svg:height="9.005cm" xlink:href=".." xlink:type="simple" chart:class="chart:scatter" chart:style-name="ch1">
        <chart:legend chart:legend-position="end" svg:x="26.622cm" svg:y="3.954cm" style:legend-expansion="high" chart:style-name="ch2"/>
        <chart:plot-area chart:style-name="ch3" table:cell-range-address="data.A2:data.B56" svg:x="0.619cm" svg:y="0.18cm" svg:width="25.384cm" svg:height="8.645cm">
          <chartooo:coordinate-region svg:x="1.505cm" svg:y="0.379cm" svg:width="24.17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B2:data.B56" chart:class="chart:scatter">
            <chart:domain table:cell-range-address="data.A2:data.A56"/>
            <chart:regression-curve chart:style-name="ch7">
              <chart:equation chart:display-equation="true" chart:display-r-square="false"/>
            </chart:regression-curve>
            <chart:data-point chart:repeated="5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data.A2:data.A56</svg:desc>
                </draw:g>
              </table:table-cell>
              <table:table-cell office:value-type="float" office:value="669.104736">
                <text:p>669.104736</text:p>
                <draw:g>
                  <svg:desc>data.B2:data.B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617.890198">
                <text:p>617.890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564.724792">
                <text:p>564.7247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512.944519">
                <text:p>512.9445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476.196564">
                <text:p>476.1965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440.328644">
                <text:p>440.3286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410.725555">
                <text:p>410.7255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">
                <text:p>65</text:p>
              </table:table-cell>
              <table:table-cell office:value-type="float" office:value="382.28952">
                <text:p>382.289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">
                <text:p>70</text:p>
              </table:table-cell>
              <table:table-cell office:value-type="float" office:value="357.530457">
                <text:p>357.5304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336.595886">
                <text:p>336.5958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315.630981">
                <text:p>315.6309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5">
                <text:p>85</text:p>
              </table:table-cell>
              <table:table-cell office:value-type="float" office:value="297.91272">
                <text:p>297.91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281.264832">
                <text:p>281.2648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">
                <text:p>95</text:p>
              </table:table-cell>
              <table:table-cell office:value-type="float" office:value="268.455444">
                <text:p>268.455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255.629089">
                <text:p>255.6290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5">
                <text:p>105</text:p>
              </table:table-cell>
              <table:table-cell office:value-type="float" office:value="243.409378">
                <text:p>243.4093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0">
                <text:p>110</text:p>
              </table:table-cell>
              <table:table-cell office:value-type="float" office:value="239.042343">
                <text:p>239.0423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5">
                <text:p>115</text:p>
              </table:table-cell>
              <table:table-cell office:value-type="float" office:value="226.003418">
                <text:p>226.0034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0">
                <text:p>120</text:p>
              </table:table-cell>
              <table:table-cell office:value-type="float" office:value="217.376663">
                <text:p>217.3766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5">
                <text:p>125</text:p>
              </table:table-cell>
              <table:table-cell office:value-type="float" office:value="208.483963">
                <text:p>208.4839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0">
                <text:p>130</text:p>
              </table:table-cell>
              <table:table-cell office:value-type="float" office:value="200.264145">
                <text:p>200.2641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5">
                <text:p>135</text:p>
              </table:table-cell>
              <table:table-cell office:value-type="float" office:value="193.920441">
                <text:p>193.9204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">
                <text:p>140</text:p>
              </table:table-cell>
              <table:table-cell office:value-type="float" office:value="187.269867">
                <text:p>187.2698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5">
                <text:p>145</text:p>
              </table:table-cell>
              <table:table-cell office:value-type="float" office:value="179.340439">
                <text:p>179.3404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0">
                <text:p>150</text:p>
              </table:table-cell>
              <table:table-cell office:value-type="float" office:value="174.298904">
                <text:p>174.2989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5">
                <text:p>155</text:p>
              </table:table-cell>
              <table:table-cell office:value-type="float" office:value="168.29216">
                <text:p>168.292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0">
                <text:p>160</text:p>
              </table:table-cell>
              <table:table-cell office:value-type="float" office:value="164.275497">
                <text:p>164.2754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5">
                <text:p>165</text:p>
              </table:table-cell>
              <table:table-cell office:value-type="float" office:value="155.91713">
                <text:p>155.917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0">
                <text:p>170</text:p>
              </table:table-cell>
              <table:table-cell office:value-type="float" office:value="151.361542">
                <text:p>151.3615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5">
                <text:p>175</text:p>
              </table:table-cell>
              <table:table-cell office:value-type="float" office:value="146.30394">
                <text:p>146.303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0">
                <text:p>180</text:p>
              </table:table-cell>
              <table:table-cell office:value-type="float" office:value="142.640503">
                <text:p>142.6405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5">
                <text:p>185</text:p>
              </table:table-cell>
              <table:table-cell office:value-type="float" office:value="141.246063">
                <text:p>141.2460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0">
                <text:p>190</text:p>
              </table:table-cell>
              <table:table-cell office:value-type="float" office:value="137.235413">
                <text:p>137.2354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5">
                <text:p>195</text:p>
              </table:table-cell>
              <table:table-cell office:value-type="float" office:value="133.190384">
                <text:p>133.1903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0">
                <text:p>200</text:p>
              </table:table-cell>
              <table:table-cell office:value-type="float" office:value="128.240311">
                <text:p>128.2403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5">
                <text:p>205</text:p>
              </table:table-cell>
              <table:table-cell office:value-type="float" office:value="124.213737">
                <text:p>124.2137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0">
                <text:p>210</text:p>
              </table:table-cell>
              <table:table-cell office:value-type="float" office:value="123.497032">
                <text:p>123.4970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5">
                <text:p>215</text:p>
              </table:table-cell>
              <table:table-cell office:value-type="float" office:value="120.104164">
                <text:p>120.1041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0">
                <text:p>220</text:p>
              </table:table-cell>
              <table:table-cell office:value-type="float" office:value="115.208504">
                <text:p>115.2085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5">
                <text:p>225</text:p>
              </table:table-cell>
              <table:table-cell office:value-type="float" office:value="115.232018">
                <text:p>115.2320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0">
                <text:p>230</text:p>
              </table:table-cell>
              <table:table-cell office:value-type="float" office:value="111.192055">
                <text:p>111.1920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5">
                <text:p>235</text:p>
              </table:table-cell>
              <table:table-cell office:value-type="float" office:value="107.896988">
                <text:p>107.8969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0">
                <text:p>240</text:p>
              </table:table-cell>
              <table:table-cell office:value-type="float" office:value="106.884834">
                <text:p>106.8848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5">
                <text:p>245</text:p>
              </table:table-cell>
              <table:table-cell office:value-type="float" office:value="102.184807">
                <text:p>102.1848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0">
                <text:p>250</text:p>
              </table:table-cell>
              <table:table-cell office:value-type="float" office:value="102.22364">
                <text:p>102.223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5">
                <text:p>255</text:p>
              </table:table-cell>
              <table:table-cell office:value-type="float" office:value="98.16037">
                <text:p>98.160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0">
                <text:p>260</text:p>
              </table:table-cell>
              <table:table-cell office:value-type="float" office:value="95.546936">
                <text:p>95.5469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5">
                <text:p>265</text:p>
              </table:table-cell>
              <table:table-cell office:value-type="float" office:value="93.169243">
                <text:p>93.1692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0">
                <text:p>270</text:p>
              </table:table-cell>
              <table:table-cell office:value-type="float" office:value="89.158615">
                <text:p>89.1586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5">
                <text:p>275</text:p>
              </table:table-cell>
              <table:table-cell office:value-type="float" office:value="89.14859">
                <text:p>89.148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0">
                <text:p>280</text:p>
              </table:table-cell>
              <table:table-cell office:value-type="float" office:value="84.821915">
                <text:p>84.8219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5">
                <text:p>285</text:p>
              </table:table-cell>
              <table:table-cell office:value-type="float" office:value="84.408035">
                <text:p>84.4080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0">
                <text:p>290</text:p>
              </table:table-cell>
              <table:table-cell office:value-type="float" office:value="84.394012">
                <text:p>84.3940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5">
                <text:p>295</text:p>
              </table:table-cell>
              <table:table-cell office:value-type="float" office:value="84.427322">
                <text:p>84.4273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0">
                <text:p>300</text:p>
              </table:table-cell>
              <table:table-cell office:value-type="float" office:value="85.154053">
                <text:p>85.1540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